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00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3_batch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formula="of:==1756== nvprof is profiling process 1756" office:value-type="string" office:string-value="" calcext:value-type="error">
            <text:p>Err:510</text:p>
          </table:table-cell>
          <table:table-cell office:value-type="string" calcext:value-type="string">
            <text:p><text:s/>command: python example.py</text:p>
          </table:table-cell>
          <table:table-cell table:number-columns-repeated="7"/>
        </table:table-row>
        <table:table-row table:style-name="ro1">
          <table:table-cell table:formula="of:==1756== some kernel(s) will be replayed on device 0 in order to collect all events/metrics.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1756== profiling application: python example.py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1756== profiling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1756== metric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Metric Name</text:p>
          </table:table-cell>
          <table:table-cell office:value-type="string" calcext:value-type="string">
            <text:p>Metric 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403821" calcext:value-type="float">
            <text:p>0.403821</text:p>
          </table:table-cell>
          <table:table-cell table:style-name="ce2" office:value-type="float" office:value="0.403821" calcext:value-type="float">
            <text:p>0.40382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479924" calcext:value-type="float">
            <text:p>3.47992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21840" calcext:value-type="float">
            <text:p>2184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76672" calcext:value-type="float">
            <text:p>7667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28.791324MB/s</text:p>
          </table:table-cell>
          <table:table-cell table:style-name="ce2" office:value-type="string" calcext:value-type="string">
            <text:p>28.791305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101.688505MB/s</text:p>
          </table:table-cell>
          <table:table-cell table:style-name="ce2" office:value-type="string" calcext:value-type="string">
            <text:p>101.688486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81.301873%</text:p>
          </table:table-cell>
          <table:table-cell table:style-name="ce3" office:value-type="string" calcext:value-type="string">
            <text:p>81.301873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22:.H34])" office:value-type="float" office:value="168576" calcext:value-type="float">
            <text:p>168576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99584" calcext:value-type="float">
            <text:p>9958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5120" calcext:value-type="float">
            <text:p>512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39552" calcext:value-type="float">
            <text:p>395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15360" calcext:value-type="float">
            <text:p>153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4.612284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10240" calcext:value-type="float">
            <text:p>1024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531712" calcext:value-type="float">
            <text:p>5317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21978" calcext:value-type="float">
            <text:p>2197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36992" calcext:value-type="float">
            <text:p>3699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6319" calcext:value-type="float">
            <text:p>0.006319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965423" calcext:value-type="float">
            <text:p>0.965423</text:p>
          </table:table-cell>
          <table:table-cell table:style-name="ce2" office:value-type="float" office:value="0.965423" calcext:value-type="float">
            <text:p>0.965423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1.832645" calcext:value-type="float">
            <text:p>1.83264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590000" calcext:value-type="float">
            <text:p>59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390000" calcext:value-type="float">
            <text:p>139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8.568420GB/s</text:p>
          </table:table-cell>
          <table:table-cell table:style-name="ce2" office:value-type="string" calcext:value-type="string">
            <text:p>8.568420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8.452895GB/s</text:p>
          </table:table-cell>
          <table:table-cell table:style-name="ce2" office:value-type="string" calcext:value-type="string">
            <text:p>8.452895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470630%</text:p>
          </table:table-cell>
          <table:table-cell table:style-name="ce3" office:value-type="string" calcext:value-type="string">
            <text:p>99.47063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75:.H87])" office:value-type="float" office:value="2973000" calcext:value-type="float">
            <text:p>2973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646000" calcext:value-type="float">
            <text:p>164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369000" calcext:value-type="float">
            <text:p>369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415000" calcext:value-type="float">
            <text:p>415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447000" calcext:value-type="float">
            <text:p>447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96000" calcext:value-type="float">
            <text:p>9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1.999816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192000" calcext:value-type="float">
            <text:p>19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600000" calcext:value-type="float">
            <text:p>160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27000" calcext:value-type="float">
            <text:p>27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9086488" calcext:value-type="float">
            <text:p>90864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590310" calcext:value-type="float">
            <text:p>59031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1228000" calcext:value-type="float">
            <text:p>122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664" calcext:value-type="float">
            <text:p>0.0006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702842" calcext:value-type="float">
            <text:p>0.702842</text:p>
          </table:table-cell>
          <table:table-cell table:style-name="ce2" office:value-type="float" office:value="0.702842" calcext:value-type="float">
            <text:p>0.70284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897037" calcext:value-type="float">
            <text:p>3.89703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637072" calcext:value-type="float">
            <text:p>63707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784000" calcext:value-type="float">
            <text:p>7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52.520897MB/s</text:p>
          </table:table-cell>
          <table:table-cell table:style-name="ce2" office:value-type="string" calcext:value-type="string">
            <text:p>52.520895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8.031218GB/s</text:p>
          </table:table-cell>
          <table:table-cell table:style-name="ce2" office:value-type="string" calcext:value-type="string">
            <text:p>8.031218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043392%</text:p>
          </table:table-cell>
          <table:table-cell table:style-name="ce3" office:value-type="string" calcext:value-type="string">
            <text:p>99.043392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28:.H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784000" calcext:value-type="float">
            <text:p>7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12545664" calcext:value-type="float">
            <text:p>125456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637264" calcext:value-type="float">
            <text:p>6372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3920512" calcext:value-type="float">
            <text:p>3920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5.998694" calcext:value-type="float">
            <text:p>25.99869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301" calcext:value-type="float">
            <text:p>0.00030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28388" calcext:value-type="float">
            <text:p>0.228388</text:p>
          </table:table-cell>
          <table:table-cell table:style-name="ce2" office:value-type="float" office:value="0.228388" calcext:value-type="float">
            <text:p>0.2283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2.575299" calcext:value-type="float">
            <text:p>2.575299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35481000" calcext:value-type="float">
            <text:p>35481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529472000" calcext:value-type="float">
            <text:p>52947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12.560879GB/s</text:p>
          </table:table-cell>
          <table:table-cell table:style-name="ce2" office:value-type="string" calcext:value-type="string">
            <text:p>12.560879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8.782703GB/s</text:p>
          </table:table-cell>
          <table:table-cell table:style-name="ce2" office:value-type="string" calcext:value-type="string">
            <text:p>8.782703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987411%</text:p>
          </table:table-cell>
          <table:table-cell table:style-name="ce3" office:value-type="string" calcext:value-type="string">
            <text:p>99.987411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81:.H193])" office:value-type="float" office:value="1583232000" calcext:value-type="float">
            <text:p>1583232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053760000" calcext:value-type="float">
            <text:p>105376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524288000" calcext:value-type="float">
            <text:p>52428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5184000" calcext:value-type="float">
            <text:p>51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29.93506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8432000" calcext:value-type="float">
            <text:p>5843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288000" calcext:value-type="float">
            <text:p>28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1024000" calcext:value-type="float">
            <text:p>102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320000" calcext:value-type="float">
            <text:p>32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320000" calcext:value-type="float">
            <text:p>32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293248000" calcext:value-type="float">
            <text:p>29324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35482455" calcext:value-type="float">
            <text:p>3548245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45184000" calcext:value-type="float">
            <text:p>451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4435.125" calcext:value-type="float">
            <text:p>4435.12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041" calcext:value-type="float">
            <text:p>4.1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5:56:03.162886092</dc:date>
    <meta:editing-duration>PT7M32S</meta:editing-duration>
    <meta:editing-cycles>1</meta:editing-cycles>
    <meta:document-statistic meta:table-count="1" meta:cell-count="1714" meta:object-count="0"/>
    <meta:generator>LibreOffice/6.3.5.2$Linux_X86_64 LibreOffice_project/30$Build-2</meta:generator>
  </office:meta>
</office:document-meta>
</file>